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Liberation Serif" svg:font-family="'Liberation Serif'" style:font-family-generic="roman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5pt" officeooo:rsid="000d25e3" officeooo:paragraph-rsid="000d25e3" style:font-size-asian="15pt" style:font-size-complex="15pt"/>
    </style:style>
    <style:style style:name="P3" style:family="paragraph" style:parent-style-name="Standard">
      <style:paragraph-properties fo:text-align="justify" style:justify-single-word="false"/>
      <style:text-properties fo:font-size="15pt" officeooo:rsid="000d25e3" officeooo:paragraph-rsid="000d8af0" style:font-size-asian="15pt" style:font-size-complex="15pt"/>
    </style:style>
    <style:style style:name="P4" style:family="paragraph" style:parent-style-name="Standard">
      <style:paragraph-properties fo:text-align="justify" style:justify-single-word="false"/>
      <style:text-properties fo:font-size="15pt" officeooo:rsid="001133d5" officeooo:paragraph-rsid="001133d5" style:font-size-asian="15pt" style:font-size-complex="15pt"/>
    </style:style>
    <style:style style:name="P5" style:family="paragraph" style:parent-style-name="Standard">
      <style:paragraph-properties fo:text-align="justify" style:justify-single-word="false"/>
      <style:text-properties fo:font-size="15pt" officeooo:rsid="001c8313" officeooo:paragraph-rsid="001133d5" style:font-size-asian="15pt" style:font-size-complex="15pt"/>
    </style:style>
    <style:style style:name="P6" style:family="paragraph" style:parent-style-name="Standard">
      <style:paragraph-properties fo:text-align="justify" style:justify-single-word="false"/>
      <style:text-properties fo:font-size="15pt" officeooo:rsid="001cb6f0" officeooo:paragraph-rsid="001e67e1" style:font-size-asian="15pt" style:font-size-complex="15pt"/>
    </style:style>
    <style:style style:name="P7" style:family="paragraph" style:parent-style-name="Standard">
      <style:paragraph-properties fo:text-align="justify" style:justify-single-word="false"/>
      <style:text-properties fo:font-size="15pt" officeooo:rsid="0020a934" officeooo:paragraph-rsid="0020a934" style:font-size-asian="15pt" style:font-size-complex="15pt"/>
    </style:style>
    <style:style style:name="P8" style:family="paragraph" style:parent-style-name="Standard">
      <style:paragraph-properties fo:text-align="justify" style:justify-single-word="false"/>
      <style:text-properties fo:font-size="15pt" officeooo:rsid="001cb6f0" officeooo:paragraph-rsid="001e67e1" fo:background-color="#ffff00" style:font-size-asian="15pt" style:font-size-complex="15pt"/>
    </style:style>
    <style:style style:name="P9" style:family="paragraph" style:parent-style-name="Standard">
      <style:paragraph-properties fo:text-align="justify" style:justify-single-word="false"/>
      <style:text-properties fo:font-size="15pt" officeooo:rsid="001cb6f0" officeooo:paragraph-rsid="00222b91" fo:background-color="#ffff00" style:font-size-asian="15pt" style:font-size-complex="15pt"/>
    </style:style>
    <style:style style:name="P10" style:family="paragraph" style:parent-style-name="Standard">
      <style:paragraph-properties fo:text-align="justify" style:justify-single-word="false"/>
      <style:text-properties fo:font-size="15pt" officeooo:rsid="001cb6f0" officeooo:paragraph-rsid="0021588e" fo:background-color="#ffffff" style:font-size-asian="15pt" style:font-size-complex="15pt"/>
    </style:style>
    <style:style style:name="P11" style:family="paragraph" style:parent-style-name="Standard">
      <style:paragraph-properties fo:text-align="justify" style:justify-single-word="false"/>
      <style:text-properties fo:font-size="15pt" officeooo:rsid="001cb6f0" officeooo:paragraph-rsid="00222b91" fo:background-color="#ffffff" style:font-size-asian="15pt" style:font-size-complex="15pt"/>
    </style:style>
    <style:style style:name="P12" style:family="paragraph" style:parent-style-name="Standard">
      <style:paragraph-properties fo:text-align="justify" style:justify-single-word="false"/>
      <style:text-properties fo:font-size="15pt" officeooo:rsid="0021ce2b" officeooo:paragraph-rsid="0021ce2b" fo:background-color="#ffffff" style:font-size-asian="15pt" style:font-size-complex="15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5pt" officeooo:rsid="000d25e3" officeooo:paragraph-rsid="000d25e3" style:font-size-asian="15pt" style:font-size-complex="15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5pt" officeooo:rsid="000d25e3" officeooo:paragraph-rsid="000d8af0" style:font-size-asian="15pt" style:font-size-complex="15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5pt" officeooo:rsid="000d25e3" officeooo:paragraph-rsid="001c8313" style:font-size-asian="15pt" style:font-size-complex="15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5pt" officeooo:rsid="001133d5" officeooo:paragraph-rsid="001133d5" style:font-size-asian="15pt" style:font-size-complex="15pt"/>
    </style:style>
    <style:style style:name="T1" style:family="text">
      <style:text-properties style:font-name="Arial1" fo:font-size="18pt" fo:font-weight="bold" style:font-name-asian="Arial2" style:font-size-asian="18pt" style:font-weight-asian="bold" style:font-name-complex="Arial2" style:font-size-complex="18pt"/>
    </style:style>
    <style:style style:name="T2" style:family="text">
      <style:text-properties style:font-name="Arial1" fo:font-size="18pt" fo:font-weight="bold" officeooo:rsid="000d25e3" style:font-name-asian="Arial2" style:font-size-asian="18pt" style:font-weight-asian="bold" style:font-name-complex="Arial2" style:font-size-complex="18pt"/>
    </style:style>
    <style:style style:name="T3" style:family="text">
      <style:text-properties style:font-name="Arial1" fo:font-weight="normal" style:font-name-asian="Arial2" style:font-weight-asian="normal" style:font-name-complex="Arial2" style:font-weight-complex="normal"/>
    </style:style>
    <style:style style:name="T4" style:family="text">
      <style:text-properties style:font-name="Arial1" fo:font-weight="normal" officeooo:rsid="000d8af0" style:font-name-asian="Arial2" style:font-weight-asian="normal" style:font-name-complex="Arial2" style:font-weight-complex="normal"/>
    </style:style>
    <style:style style:name="T5" style:family="text">
      <style:text-properties fo:font-weight="normal" style:font-name-asian="Arial2" style:font-weight-asian="normal" style:font-name-complex="Arial2" style:font-weight-complex="normal"/>
    </style:style>
    <style:style style:name="T6" style:family="text">
      <style:text-properties fo:font-weight="normal" officeooo:rsid="000f69c4" style:font-name-asian="Arial2" style:font-weight-asian="normal" style:font-name-complex="Arial2" style:font-weight-complex="normal"/>
    </style:style>
    <style:style style:name="T7" style:family="text">
      <style:text-properties fo:font-weight="normal" officeooo:rsid="001869b2" style:font-name-asian="Arial2" style:font-weight-asian="normal" style:font-name-complex="Arial2" style:font-weight-complex="normal"/>
    </style:style>
    <style:style style:name="T8" style:family="text">
      <style:text-properties fo:font-weight="normal" officeooo:rsid="000d8af0" style:font-name-asian="Arial2" style:font-weight-asian="normal" style:font-name-complex="Arial2" style:font-weight-complex="normal"/>
    </style:style>
    <style:style style:name="T9" style:family="text">
      <style:text-properties fo:font-weight="normal" officeooo:rsid="0019b229" style:font-name-asian="Arial2" style:font-weight-asian="normal" style:font-name-complex="Arial2" style:font-weight-complex="normal"/>
    </style:style>
    <style:style style:name="T10" style:family="text">
      <style:text-properties fo:font-weight="normal" officeooo:rsid="001c8313" style:font-name-asian="Arial2" style:font-weight-asian="normal" style:font-name-complex="Arial2" style:font-weight-complex="normal"/>
    </style:style>
    <style:style style:name="T11" style:family="text">
      <style:text-properties fo:font-style="italic" fo:font-weight="bold" style:font-name-asian="Arial2" style:font-style-asian="italic" style:font-weight-asian="bold" style:font-name-complex="Arial2" style:font-style-complex="italic" style:font-weight-complex="bold"/>
    </style:style>
    <style:style style:name="T12" style:family="text">
      <style:text-properties fo:font-weight="bold" style:font-name-asian="Arial2" style:font-weight-asian="bold" style:font-name-complex="Arial2"/>
    </style:style>
    <style:style style:name="T13" style:family="text">
      <style:text-properties fo:font-weight="bold" style:font-name-asian="Arial2" style:font-weight-asian="bold" style:font-name-complex="Arial2" style:font-weight-complex="bold"/>
    </style:style>
    <style:style style:name="T14" style:family="text">
      <style:text-properties fo:font-weight="bold" officeooo:rsid="000d8af0" style:font-name-asian="Arial2" style:font-weight-asian="bold" style:font-name-complex="Arial2" style:font-weight-complex="bold"/>
    </style:style>
    <style:style style:name="T15" style:family="text">
      <style:text-properties fo:font-weight="bold" officeooo:rsid="0019b229" style:font-name-asian="Arial2" style:font-weight-asian="bold" style:font-name-complex="Arial2" style:font-weight-complex="bold"/>
    </style:style>
    <style:style style:name="T16" style:family="text">
      <style:text-properties style:font-name="Arial"/>
    </style:style>
    <style:style style:name="T17" style:family="text">
      <style:text-properties style:font-name="Arial" fo:font-weight="bold" style:font-weight-asian="bold" style:font-weight-complex="bold"/>
    </style:style>
    <style:style style:name="T18" style:family="text">
      <style:text-properties style:font-name="Arial" fo:font-weight="bold" officeooo:rsid="001a3cfa" style:font-weight-asian="bold" style:font-weight-complex="bold"/>
    </style:style>
    <style:style style:name="T19" style:family="text">
      <style:text-properties style:font-name="Arial" fo:font-weight="bold" officeooo:rsid="0021588e" style:font-weight-asian="bold" style:font-weight-complex="bold"/>
    </style:style>
    <style:style style:name="T20" style:family="text">
      <style:text-properties style:font-name="Arial" fo:font-weight="bold" officeooo:rsid="00222e79" style:font-weight-asian="bold" style:font-weight-complex="bold"/>
    </style:style>
    <style:style style:name="T21" style:family="text">
      <style:text-properties style:font-name="Arial" officeooo:rsid="001a3cfa"/>
    </style:style>
    <style:style style:name="T22" style:family="text">
      <style:text-properties style:font-name="Arial" officeooo:rsid="001bba04"/>
    </style:style>
    <style:style style:name="T23" style:family="text">
      <style:text-properties style:font-name="Arial" officeooo:rsid="001e67e1"/>
    </style:style>
    <style:style style:name="T24" style:family="text">
      <style:text-properties style:font-name="Arial" officeooo:rsid="00204dfc"/>
    </style:style>
    <style:style style:name="T25" style:family="text">
      <style:text-properties style:font-name="Arial" fo:font-weight="normal" officeooo:rsid="0021ce2b" style:font-weight-asian="normal" style:font-weight-complex="normal"/>
    </style:style>
    <style:style style:name="T26" style:family="text">
      <style:text-properties style:font-name="Arial" fo:font-weight="normal" officeooo:rsid="00222e79" style:font-weight-asian="normal" style:font-weight-complex="normal"/>
    </style:style>
    <style:style style:name="T27" style:family="text">
      <style:text-properties style:font-name="Arial" officeooo:rsid="00222b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ula 0</text:span><text:span text:style-name="T2">9</text:span><text:span text:style-name="T1"> – </text:span><text:span text:style-name="T2">Padrões de Projeto (Design Patterns)</text:span></text:p>
      <text:p text:style-name="P1"><text:span text:style-name="T2"/></text:p>
      <text:p text:style-name="P1"><text:span text:style-name="T2"/></text:p>
      <text:p text:style-name="P15"><text:span text:style-name="T12">Padrão de Projeto: </text:span><text:span text:style-name="T5">descreve uma abordagem de sucesso, amplamente testada, para um determinado problema. </text:span><text:span text:style-name="T10">P</text:span><text:span text:style-name="T5">ossibilita</text:span><text:span text:style-name="T10">ndo</text:span><text:span text:style-name="T5"> o reúso desse padrão em outros projetos. Afinal, na maioria dos casos, não é necessário “reinventar a roda”. </text:span></text:p>
      <text:p text:style-name="P15"><text:span text:style-name="T6"><text:tab/>Os padrões mais conhecidos foram descritos por volta da década de 90, pela chamada “Gangue dos Quatro”, ou “GoF”. </text:span><text:span text:style-name="T10">Segundo registro, há 23 padrões de projeto, que são divididos em três grupos: padrões de comportamento, de criação e estruturais.</text:span><text:span text:style-name="T6"> </text:span><text:span text:style-name="T10">Por fim</text:span><text:span text:style-name="T7">, para usar esses </text:span><text:span text:style-name="T10">padrões</text:span><text:span text:style-name="T7"> é necessário ter um nível razoável de experiência.</text:span></text:p>
      <text:p text:style-name="P13"><text:span text:style-name="T6"/></text:p>
      <text:p text:style-name="P13"><text:span text:style-name="T5"/></text:p>
      <text:p text:style-name="P14"><text:span text:style-name="T11">Observação</text:span><text:span text:style-name="T5">: Padrão de Projeto, ou Design Patterns, é algo mais próximo do nível de código, da implementação de fato (mão na massa), diferenciado-</text:span><text:span text:style-name="T8">se</text:span><text:span text:style-name="T5"> consideravelmente do conceito de Padrão de Arquitetura; </text:span><text:span text:style-name="T8">que por ser mais abstrato, foco mais no “como” será a construção da estrutura: organização/definição de componentes, boas práticas e etc.</text:span></text:p>
      <text:p text:style-name="P14"><text:span text:style-name="T8"/></text:p>
      <text:p text:style-name="P14"><text:span text:style-name="T8"/></text:p>
      <text:p text:style-name="P16"><text:span text:style-name="T14">E</text:span><text:span text:style-name="T13">lementos Básicos de um Padrão de Projeto</text:span><text:span text:style-name="T5">: S</text:span><text:span text:style-name="T8">ão importantes para ajudar os desenvolvedores a entender o contexto em que o padrão de projeto é aplicável, bem como suas vantagens e </text:span><text:span text:style-name="T5">desvantagens</text:span><text:span text:style-name="T8">. Além disso, os exemplos concretos ajudam a tornar o padrão mais aplicável na prática. </text:span><text:span text:style-name="T5">Embora não seja a mesma coisa, lembra-me muito a parte de análise sobre qual(quais) Padrão(es) de Arquitetura, levando em consideração os requisitos funcionais X não funcionais, se adequaria melhor a um determinado software.</text:span></text:p>
      <text:p text:style-name="P14"><text:span text:style-name="T8"/></text:p>
      <text:p text:style-name="P16"><text:span text:style-name="T8">O</text:span><text:span text:style-name="T5">s 4 elementos básicos são: Contexto, problema, solução, consequência e padrões associados.</text:span></text:p>
      <text:p text:style-name="P16"><text:span text:style-name="T5"/></text:p>
      <text:p text:style-name="P16"><text:span text:style-name="T5"/></text:p>
      <text:p text:style-name="P16"><text:span text:style-name="T15">O</text:span><text:span text:style-name="T13">bjetivos de design</text:span><text:span text:style-name="T5">: são diretrizes que ajudam os desenvolvedores a criar sistemas de software de alta qualidade, que sejam fáceis de manter, extensíveis, escaláveis e eficiente. C</text:span><text:span text:style-name="T9">om ênfase na parte de requisitos não funcionais: escalabilidade, confiabilidade, adaptatividade, performance e etc. </text:span></text:p>
      <text:p text:style-name="P16"><text:span text:style-name="T9"/></text:p>
      <text:p text:style-name="P16"><text:soft-page-break/><text:span text:style-name="T9"/></text:p>
      <text:p text:style-name="P16"><text:span text:style-name="T9"/></text:p>
      <text:p text:style-name="P4"><text:span text:style-name="T17">Design orientado a objetos: </text:span><text:span text:style-name="T16">é um paradigma de design de software que se baseia </text:span><text:span text:style-name="T21">nos conceitos de orientação a objetos:</text:span><text:span text:style-name="T16"> </text:span><text:span text:style-name="T21">encapsulamento, herança, polimorfismo, composição e etc. </text:span><text:span text:style-name="T22">Nessa abordagem é muito comum o uso de interfaces, composição em detrimento da herança, aberto-fechado (aberto para extensão e fechado para modificações) e etc.</text:span></text:p>
      <text:p text:style-name="P4"><text:span text:style-name="T22"/></text:p>
      <text:p text:style-name="P5"><text:span text:style-name="T22"/></text:p>
      <text:p text:style-name="P4"><text:span text:style-name="T22"/></text:p>
      <text:p text:style-name="P6"><text:span text:style-name="T18">P</text:span><text:span text:style-name="T17">adrão de Projeto Observer</text:span><text:span text:style-name="T16">: </text:span><text:span text:style-name="T23">é um padrão,</text:span><text:span text:style-name="T27"> comportamental,</text:span><text:span text:style-name="T23"> que representa uma relação de 1 para N objetos, de modo que quando ocorre uma mudança de estado, todos os objetos dependentes são notificados dessa alteração.</text:span></text:p>
      <text:p text:style-name="P6"><text:span text:style-name="T23"/></text:p>
      <text:p text:style-name="P7"><text:span text:style-name="T23">D</text:span><text:span text:style-name="T16">entro do Observer temos o objeto observado, também conhecido como “subject”, e os objetos observadores, “observers”. O objeto observado é responsável por notificar os observadores sobre a mudança ocorrida no objeto.</text:span></text:p>
      <text:p text:style-name="P6"><text:span text:style-name="T23"/></text:p>
      <text:p text:style-name="P8"><text:span text:style-name="T23">Suposição: No Youtube temos o produtor de conteúdo e seus seguidores. Quando o produtor publica um vídeo, todos os seus seguidores recebem uma notificação sobre o novo </text:span><text:span text:style-name="T24">conteúdo</text:span><text:span text:style-name="T23">. Nessa lógica, o canal/produtor de conteúdo seria o objeto observável? Enquanto seus seguidores, </text:span><text:span text:style-name="T24">o objeto observador? Faz sentido essa analogia no contexto do padrão observer?</text:span></text:p>
      <text:p text:style-name="P8"><text:span text:style-name="T24"/></text:p>
      <text:p text:style-name="P8"><text:span text:style-name="T24"/></text:p>
      <text:p text:style-name="P10"><text:span text:style-name="T18">P</text:span><text:span text:style-name="T17">adrão de Projeto </text:span><text:span text:style-name="T19">Singleton: </text:span><text:span text:style-name="T25">é um padrão, do tipo criacional, que permite a criação de apenas uma única instância de uma classe. Isso garante que o sistema não uma duplicação.</text:span></text:p>
      <text:p text:style-name="P10"><text:span text:style-name="T25"/></text:p>
      <text:p text:style-name="P12"><text:span text:style-name="T25"/></text:p>
      <text:p text:style-name="P9"><text:span text:style-name="T23">Suposição: </text:span><text:span text:style-name="T27">uma aplicação que gerencia uma instância de conexão de um banco de dados usaria esse padrão? Onde é permitido apenas uma <text:s/>instância desse processo no sistema inteiro?</text:span></text:p>
      <text:p text:style-name="P9"><text:span text:style-name="T27"/></text:p>
      <text:p text:style-name="P9"><text:span text:style-name="T27"/></text:p>
      <text:p text:style-name="P9"><text:span text:style-name="T27"/></text:p>
      <text:p text:style-name="P9"><text:span text:style-name="T27"/></text:p>
      <text:p text:style-name="P9"><text:span text:style-name="T27"/></text:p>
      <text:p text:style-name="P11"><text:soft-page-break/><text:span text:style-name="T18">P</text:span><text:span text:style-name="T17">adrão de Projeto </text:span><text:span text:style-name="T20">Factory: </text:span><text:span text:style-name="T26">é um padrão, do tipo criacional, que fornece uma interface para criar objetos em uma superclasse. Assim, as subclasses podem facilmente realizar modificações nos objetos criados.</text:span></text:p>
      <text:p text:style-name="P4"><text:span text:style-name="T21"/></text:p>
      <text:p text:style-name="P4"><text:span text:style-name="T21"/></text:p>
      <text:p text:style-name="P4"><text:span text:style-name="T3"/></text:p>
      <text:p text:style-name="P4"><text:span text:style-name="T3"/></text:p>
      <text:p text:style-name="P4"/>
      <text:p text:style-name="P3"><text:span text:style-name="T4"/></text:p>
      <text:p text:style-name="P3"><text:span text:style-name="T4"/></text:p>
      <text:p text:style-name="P3"/>
      <text:p text:style-name="P3"><text:span text:style-name="T4"><text:s/>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Standard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Liberation Serif" svg:font-family="'Liberation Serif'" style:font-family-generic="roman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O-normal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0" style:font-family-complex="0" style:font-family-generic-complex="system" style:font-pitch-complex="variable" style:font-size-complex="12pt" style:language-complex="hi" style:country-complex="IN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9T20:15:22.869000000</dc:date>
    <meta:editing-duration>PT29M2S</meta:editing-duration>
    <meta:editing-cycles>5</meta:editing-cycles>
    <meta:generator>LibreOffice/7.2.1.2$Windows_X86_64 LibreOffice_project/87b77fad49947c1441b67c559c339af8f3517e22</meta:generator>
    <meta:document-statistic meta:table-count="0" meta:image-count="0" meta:object-count="0" meta:page-count="3" meta:paragraph-count="15" meta:word-count="530" meta:character-count="3508" meta:non-whitespace-character-count="2986"/>
  </office:meta>
</office:document-meta>
</file>